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2fe6c0" officeooo:paragraph-rsid="002fe6c0"/>
    </style:style>
    <style:style style:name="P2" style:family="paragraph" style:parent-style-name="Heading_20_1">
      <style:text-properties officeooo:paragraph-rsid="00316901"/>
    </style:style>
    <style:style style:name="P3" style:family="paragraph" style:parent-style-name="Text_20_body">
      <style:text-properties officeooo:paragraph-rsid="001c3c41"/>
    </style:style>
    <style:style style:name="P4" style:family="paragraph" style:parent-style-name="Text_20_body">
      <style:text-properties officeooo:rsid="002118ac" officeooo:paragraph-rsid="002118ac"/>
    </style:style>
    <style:style style:name="P5" style:family="paragraph" style:parent-style-name="Text_20_body">
      <style:text-properties officeooo:rsid="0021ad94" officeooo:paragraph-rsid="0021ad94"/>
    </style:style>
    <style:style style:name="P6" style:family="paragraph" style:parent-style-name="Text_20_body">
      <style:text-properties officeooo:paragraph-rsid="00240662"/>
    </style:style>
    <style:style style:name="P7" style:family="paragraph" style:parent-style-name="Text_20_body">
      <style:text-properties officeooo:rsid="00246937" officeooo:paragraph-rsid="00246937"/>
    </style:style>
    <style:style style:name="P8" style:family="paragraph" style:parent-style-name="Text_20_body">
      <style:text-properties officeooo:rsid="00267a16" officeooo:paragraph-rsid="00267a16"/>
    </style:style>
    <style:style style:name="P9" style:family="paragraph" style:parent-style-name="Text_20_body">
      <style:text-properties officeooo:paragraph-rsid="002fe6c0"/>
    </style:style>
    <style:style style:name="P10" style:family="paragraph" style:parent-style-name="Text_20_body">
      <style:text-properties officeooo:rsid="00316901" officeooo:paragraph-rsid="00316901"/>
    </style:style>
    <style:style style:name="P11" style:family="paragraph" style:parent-style-name="Text_20_body">
      <style:text-properties officeooo:paragraph-rsid="003011bf"/>
    </style:style>
    <style:style style:name="T1" style:family="text">
      <style:text-properties officeooo:rsid="001b83a5"/>
    </style:style>
    <style:style style:name="T2" style:family="text">
      <style:text-properties officeooo:rsid="001c3c41"/>
    </style:style>
    <style:style style:name="T3" style:family="text">
      <style:text-properties officeooo:rsid="001eae89"/>
    </style:style>
    <style:style style:name="T4" style:family="text">
      <style:text-properties officeooo:rsid="001ff0b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bd77b" style:font-style-asian="italic" style:font-style-complex="italic"/>
    </style:style>
    <style:style style:name="T7" style:family="text">
      <style:text-properties fo:font-style="italic" officeooo:rsid="003011bf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1270b" style:font-style-asian="normal" style:font-style-complex="normal"/>
    </style:style>
    <style:style style:name="T10" style:family="text">
      <style:text-properties fo:font-style="normal" officeooo:rsid="002396c5" style:font-style-asian="normal" style:font-style-complex="normal"/>
    </style:style>
    <style:style style:name="T11" style:family="text">
      <style:text-properties fo:font-style="normal" officeooo:rsid="0021ad94" style:font-style-asian="normal" style:font-style-complex="normal"/>
    </style:style>
    <style:style style:name="T12" style:family="text">
      <style:text-properties fo:font-style="normal" officeooo:rsid="002bd77b" style:font-style-asian="normal" style:font-style-complex="normal"/>
    </style:style>
    <style:style style:name="T13" style:family="text">
      <style:text-properties fo:font-style="normal" officeooo:rsid="002daf2c" style:font-style-asian="normal" style:font-style-complex="normal"/>
    </style:style>
    <style:style style:name="T14" style:family="text">
      <style:text-properties fo:font-style="normal" officeooo:rsid="0031bf04" style:font-style-asian="normal" style:font-style-complex="normal"/>
    </style:style>
    <style:style style:name="T15" style:family="text">
      <style:text-properties fo:font-style="normal" officeooo:rsid="003011bf" style:font-style-asian="normal" style:font-style-complex="normal"/>
    </style:style>
    <style:style style:name="T16" style:family="text">
      <style:text-properties officeooo:rsid="00290853"/>
    </style:style>
    <style:style style:name="T17" style:family="text">
      <style:text-properties style:font-name="Liberation Sans" fo:font-size="18.2000007629395pt" fo:font-style="normal" fo:font-weight="bold" style:font-name-asian="Noto Sans CJK SC" style:font-size-asian="18.2000007629395pt" style:font-style-asian="normal" style:font-weight-asian="bold" style:font-name-complex="Noto Sans Hebrew" style:font-size-complex="18.2000007629395pt" style:font-style-complex="normal" style:font-weight-complex="bold"/>
    </style:style>
    <style:style style:name="T18" style:family="text">
      <style:text-properties style:font-name="Liberation Sans" fo:font-size="18.2000007629395pt" fo:font-style="normal" fo:font-weight="bold" officeooo:rsid="002fe6c0" style:font-name-asian="Noto Sans CJK SC" style:font-size-asian="18.2000007629395pt" style:font-style-asian="normal" style:font-weight-asian="bold" style:font-name-complex="Noto Sans Hebrew" style:font-size-complex="18.2000007629395pt" style:font-style-complex="normal" style:font-weight-complex="bold"/>
    </style:style>
    <style:style style:name="T19" style:family="text">
      <style:text-properties officeooo:rsid="0031bf04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oting whitepaper</text:p>
      <text:p text:style-name="P8">Voting determines which categories (including such categories as Root and Spam) a given item should belong to.</text:p>
      <text:p text:style-name="P4">A user spends Ether (in the amount denoted <text:span text:style-name="T5">stake</text:span><text:span text:style-name="T8">) on each vote.</text:span></text:p>
      <text:h text:style-name="P1" text:outline-level="1"><text:span text:style-name="T17">Voting for child/parent</text:span></text:h>
      <text:p text:style-name="P9"><text:span text:style-name="T9">Each child/parent pair has spam score equal to negation of the sum of all votes for this pair. </text:span><text:span text:style-name="T12">A vote </text:span><text:span text:style-name="T13">for child/parent </text:span><text:span text:style-name="T12">is either </text:span><text:span text:style-name="T6">stake</text:span><text:span text:style-name="T12"> or -</text:span><text:span text:style-name="T6">stake</text:span><text:span text:style-name="T12">.</text:span></text:p>
      <text:p text:style-name="P10"><text:span text:style-name="T8">The list of items in a category is shown in the reverse child/parent spam score order to show spam childs in the end of the list.</text:span></text:p>
      <text:h text:style-name="P2" text:outline-level="1"><text:span text:style-name="T12">C</text:span><text:span text:style-name="T8">ategory scores</text:span></text:h>
      <text:p text:style-name="P11"><text:span text:style-name="T15">The below does not work, because a user can vote multiple times (to make things worse, multiple times from different accounts) so making </text:span><text:span text:style-name="T7">N</text:span><text:span text:style-name="T15"> increasing uncontrollabl</text:span><text:span text:style-name="T14">y</text:span><text:span text:style-name="T15"> and disturbing voting results.</text:span></text:p>
      <text:p text:style-name="P5"><text:span text:style-name="T9">E</text:span><text:span text:style-name="T8">ach category has </text:span><text:span text:style-name="T10">category </text:span><text:span text:style-name="T8">score.</text:span></text:p>
      <text:p text:style-name="P3">It is <text:span text:style-name="T1">intended</text:span> to <text:span text:style-name="T1">display an item when its </text:span><text:span text:style-name="T2">negated </text:span><text:span text:style-name="T1">spam score (either the its spam score in the category Spam or </text:span><text:span text:style-name="T2">the </text:span><text:span text:style-name="T1">negation of its spam score in the current category) is below </text:span><text:span text:style-name="T4">the current</text:span><text:span text:style-name="T1"> category score.</text:span></text:p>
      <text:p text:style-name="P6">Category scores<text:span text:style-name="T11"> (initially zero)</text:span> are determined by <text:span text:style-name="T5">vote</text:span> <text:span text:style-name="T3">(</text:span>in <text:span text:style-name="T3">the diapason </text:span>-1..1<text:span text:style-name="T3">)</text:span> of each <text:span text:style-name="T16">having been </text:span><text:span text:style-name="T3">voted </text:span>user:</text:p>
      <text:p text:style-name="Text_20_body"><draw:frame draw:style-name="fr1" draw:name="Object1" text:anchor-type="as-char" svg:y="-0.2689in" svg:width="2.65in" svg:height="0.418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draw:frame draw:style-name="fr1" draw:name="Object2" text:anchor-type="as-char" svg:y="-0.8965in" svg:width="5.6598in" svg:height="1.734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<draw:frame draw:style-name="fr1" draw:name="Object3" text:anchor-type="as-char" svg:y="-0.2689in" svg:width="3.0201in" svg:height="0.4181in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Heading_20_2" text:outline-level="2">Other variants considered</text:h>
      <text:p text:style-name="P7">It was considered to sell voting ERC-20 tokens and allow unlimited votes with <text:span text:style-name="T5">stake</text:span><text:span text:style-name="T8"> equal to the hold amount of the token. But this way a user would vote for an item in many low-score categories, so creating much spam spending little mone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Hebrew" style:font-family-complex="'Noto Sans Hebrew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ctor Porton</meta:initial-creator>
    <meta:creation-date>2020-07-08T19:13:18.204309644</meta:creation-date>
    <dc:date>2020-07-09T09:48:10.014032473</dc:date>
    <dc:creator>Victor Porton</dc:creator>
    <meta:editing-duration>PT14H34M38S</meta:editing-duration>
    <meta:editing-cycles>30</meta:editing-cycles>
    <meta:generator>LibreOffice/6.4.4.2$Linux_X86_64 LibreOffice_project/40$Build-2</meta:generator>
    <meta:document-statistic meta:table-count="0" meta:image-count="0" meta:object-count="3" meta:page-count="1" meta:paragraph-count="16" meta:word-count="226" meta:character-count="1311" meta:non-whitespace-character-count="1098"/>
  </office:meta>
</office:document-meta>
</file>

<file path=Object 1/content.xml><?xml version="1.0" encoding="utf-8"?>
<math xmlns="http://www.w3.org/1998/Math/MathML" display="block">
  <semantics>
    <mrow>
      <msub>
        <mi mathvariant="italic">score</mi>
        <mi>N</mi>
      </msub>
      <mo stretchy="false">=</mo>
      <mfrac>
        <mrow>
          <msub>
            <mi mathvariant="italic">stake</mi>
            <mn>1</mn>
          </msub>
          <mrow>
            <msub>
              <mi mathvariant="italic">vote</mi>
              <mn>1</mn>
            </msub>
            <mo stretchy="false">+</mo>
            <mo stretchy="false">…</mo>
            <mo stretchy="false">+</mo>
            <msub>
              <mi mathvariant="italic">stake</mi>
              <mi>N</mi>
            </msub>
          </mrow>
          <msub>
            <mi mathvariant="italic">vote</mi>
            <mi>N</mi>
          </msub>
        </mrow>
        <mi>N</mi>
      </mfrac>
    </mrow>
    <annotation encoding="StarMath 5.0">score_N = {stake_1 vote_1 + dotslow + stake_N vote_N} over {N}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b>
                <mi mathvariant="italic">score</mi>
                <mrow>
                  <mi>N</mi>
                  <mo stretchy="false">+</mo>
                  <mn>1</mn>
                </mrow>
              </msub>
              <mo stretchy="false">−</mo>
              <msub>
                <mi mathvariant="italic">score</mi>
                <mi>N</mi>
              </msub>
            </mrow>
            <mo stretchy="false">=</mo>
            <mrow>
              <mfrac>
                <mrow>
                  <msub>
                    <mi mathvariant="italic">stake</mi>
                    <mn>1</mn>
                  </msub>
                  <mrow>
                    <msub>
                      <mi mathvariant="italic">vote</mi>
                      <mn>1</mn>
                    </msub>
                    <mo stretchy="false">+</mo>
                    <mo stretchy="false">…</mo>
                  </mrow>
                  <msub>
                    <mi mathvariant="italic">stake</mi>
                    <mrow>
                      <mi>N</mi>
                      <mo stretchy="false">+</mo>
                      <mn>1</mn>
                    </mrow>
                  </msub>
                  <msub>
                    <mi mathvariant="italic">vote</mi>
                    <mrow>
                      <mi>N</mi>
                      <mo stretchy="false">+</mo>
                      <mn>1</mn>
                    </mrow>
                  </msub>
                </mrow>
                <mrow>
                  <mi>N</mi>
                  <mo stretchy="false">+</mo>
                  <mn>1</mn>
                </mrow>
              </mfrac>
              <mo stretchy="false">−</mo>
              <mfrac>
                <mrow>
                  <msub>
                    <mi mathvariant="italic">stake</mi>
                    <mn>1</mn>
                  </msub>
                  <mrow>
                    <msub>
                      <mi mathvariant="italic">vote</mi>
                      <mn>1</mn>
                    </msub>
                    <mo stretchy="false">+</mo>
                    <mo stretchy="false">…</mo>
                  </mrow>
                  <msub>
                    <mi mathvariant="italic">stake</mi>
                    <mi>N</mi>
                  </msub>
                  <msub>
                    <mi mathvariant="italic">vote</mi>
                    <mi>N</mi>
                  </msub>
                </mrow>
                <mi>N</mi>
              </mfrac>
            </mrow>
            <mo stretchy="false">=</mo>
            <mrow/>
          </mrow>
        </mtd>
      </mtr>
      <mtr>
        <mtd>
          <mrow>
            <mrow>
              <mrow/>
              <mo stretchy="false">=</mo>
              <mrow>
                <mo fence="true" stretchy="true">(</mo>
                <mrow>
                  <mrow>
                    <mfrac>
                      <mn>1</mn>
                      <mrow>
                        <mi>N</mi>
                        <mo stretchy="false">+</mo>
                        <mn>1</mn>
                      </mrow>
                    </mfrac>
                    <mo stretchy="false">−</mo>
                    <mfrac>
                      <mn>1</mn>
                      <mi>N</mi>
                    </mfrac>
                  </mrow>
                </mrow>
                <mo fence="true" stretchy="true">)</mo>
              </mrow>
            </mrow>
            <mrow>
              <mrow>
                <mrow>
                  <mo fence="true" stretchy="false">(</mo>
                  <mrow>
                    <mrow>
                      <msub>
                        <mi mathvariant="italic">stake</mi>
                        <mn>1</mn>
                      </msub>
                      <mrow>
                        <msub>
                          <mi mathvariant="italic">vote</mi>
                          <mn>1</mn>
                        </msub>
                        <mo stretchy="false">+</mo>
                        <mo stretchy="false">…</mo>
                        <mo stretchy="false">+</mo>
                        <msub>
                          <mi mathvariant="italic">stake</mi>
                          <mi>N</mi>
                        </msub>
                      </mrow>
                      <msub>
                        <mi mathvariant="italic">vote</mi>
                        <mi>N</mi>
                      </msub>
                    </mrow>
                  </mrow>
                  <mo fence="true" stretchy="false">)</mo>
                </mrow>
                <mo stretchy="false">+</mo>
                <mfrac>
                  <mrow>
                    <msub>
                      <mi mathvariant="italic">stake</mi>
                      <mrow>
                        <mi>N</mi>
                        <mo stretchy="false">+</mo>
                        <mn>1</mn>
                      </mrow>
                    </msub>
                    <msub>
                      <mi mathvariant="italic">vote</mi>
                      <mrow>
                        <mi>N</mi>
                        <mo stretchy="false">+</mo>
                        <mn>1</mn>
                      </mrow>
                    </msub>
                  </mrow>
                  <mrow>
                    <mi>N</mi>
                    <mo stretchy="false">+</mo>
                    <mn>1</mn>
                  </mrow>
                </mfrac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fence="true" stretchy="true">(</mo>
                <mrow>
                  <mrow>
                    <mfrac>
                      <mn>1</mn>
                      <mrow>
                        <mi>N</mi>
                        <mo stretchy="false">+</mo>
                        <mn>1</mn>
                      </mrow>
                    </mfrac>
                    <mo stretchy="false">−</mo>
                    <mfrac>
                      <mn>1</mn>
                      <mi>N</mi>
                    </mfrac>
                  </mrow>
                </mrow>
                <mo fence="true" stretchy="true">)</mo>
              </mrow>
            </mrow>
            <mi>N</mi>
            <mrow>
              <mrow>
                <msub>
                  <mi mathvariant="italic">score</mi>
                  <mi>N</mi>
                </msub>
                <mo stretchy="false">+</mo>
                <mfrac>
                  <mrow>
                    <msub>
                      <mi mathvariant="italic">stake</mi>
                      <mrow>
                        <mi>N</mi>
                        <mo stretchy="false">+</mo>
                        <mn>1</mn>
                      </mrow>
                    </msub>
                    <msub>
                      <mi mathvariant="italic">vote</mi>
                      <mrow>
                        <mi>N</mi>
                        <mo stretchy="false">+</mo>
                        <mn>1</mn>
                      </mrow>
                    </msub>
                  </mrow>
                  <mrow>
                    <mi>N</mi>
                    <mo stretchy="false">+</mo>
                    <mn>1</mn>
                  </mrow>
                </mfrac>
              </mrow>
              <mo stretchy="false">=</mo>
              <mrow>
                <mo fence="true" stretchy="true">(</mo>
                <mrow>
                  <mrow>
                    <mfrac>
                      <mi>N</mi>
                      <mrow>
                        <mi>N</mi>
                        <mo stretchy="false">+</mo>
                        <mn>1</mn>
                      </mrow>
                    </mfrac>
                    <mo stretchy="false">−</mo>
                    <mn>1</mn>
                  </mrow>
                </mrow>
                <mo fence="true" stretchy="true">)</mo>
              </mrow>
            </mrow>
            <mrow>
              <mrow>
                <msub>
                  <mi mathvariant="italic">score</mi>
                  <mi>N</mi>
                </msub>
                <mo stretchy="false">+</mo>
                <mfrac>
                  <mrow>
                    <msub>
                      <mi mathvariant="italic">stake</mi>
                      <mrow>
                        <mi>N</mi>
                        <mo stretchy="false">+</mo>
                        <mn>1</mn>
                      </mrow>
                    </msub>
                    <msub>
                      <mi mathvariant="italic">vote</mi>
                      <mrow>
                        <mi>N</mi>
                        <mo stretchy="false">+</mo>
                        <mn>1</mn>
                      </mrow>
                    </msub>
                  </mrow>
                  <mrow>
                    <mi>N</mi>
                    <mo stretchy="false">+</mo>
                    <mn>1</mn>
                  </mrow>
                </mfrac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−</mo>
                <mfrac>
                  <mn>1</mn>
                  <mrow>
                    <mi>N</mi>
                    <mo stretchy="false">+</mo>
                    <mn>1</mn>
                  </mrow>
                </mfrac>
              </mrow>
            </mrow>
            <mrow>
              <mrow>
                <msub>
                  <mi mathvariant="italic">score</mi>
                  <mi>N</mi>
                </msub>
                <mo stretchy="false">+</mo>
                <mfrac>
                  <mrow>
                    <msub>
                      <mi mathvariant="italic">stake</mi>
                      <mrow>
                        <mi>N</mi>
                        <mo stretchy="false">+</mo>
                        <mn>1</mn>
                      </mrow>
                    </msub>
                    <msub>
                      <mi mathvariant="italic">vote</mi>
                      <mrow>
                        <mi>N</mi>
                        <mo stretchy="false">+</mo>
                        <mn>1</mn>
                      </mrow>
                    </msub>
                  </mrow>
                  <mrow>
                    <mi>N</mi>
                    <mo stretchy="false">+</mo>
                    <mn>1</mn>
                  </mrow>
                </mfrac>
              </mrow>
              <mo stretchy="false">=</mo>
              <mfrac>
                <mrow>
                  <msub>
                    <mi mathvariant="italic">stake</mi>
                    <mrow>
                      <mi>N</mi>
                      <mo stretchy="false">+</mo>
                      <mn>1</mn>
                    </mrow>
                  </msub>
                  <mrow>
                    <msub>
                      <mi mathvariant="italic">vote</mi>
                      <mrow>
                        <mi>N</mi>
                        <mo stretchy="false">+</mo>
                        <mn>1</mn>
                      </mrow>
                    </msub>
                    <mo stretchy="false">−</mo>
                    <msub>
                      <mi mathvariant="italic">score</mi>
                      <mi>N</mi>
                    </msub>
                  </mrow>
                </mrow>
                <mrow>
                  <mi>N</mi>
                  <mo stretchy="false">+</mo>
                  <mn>1</mn>
                </mrow>
              </mfrac>
            </mrow>
          </mrow>
        </mtd>
      </mtr>
    </mtable>
    <annotation encoding="StarMath 5.0">score_{ N+1 } - score_{ N } = {stake_1 vote_1 + dotslow stake_{N+1} vote_{N+1}} over {N+1} - {stake_1 vote_1 + dotslow stake_{N} vote_{N}} over {N} = {}newline{} =
 left (1 over { N+1 } - 1 over N right)( stake_1 vote_1 + dotslow + stake_{N}vote_{N} ) + { stake_{ N+1 } vote_{ N+1 } } over { N+1 } = { }newline{} = left (1 over { N+1 } - 1 over N right)N score_N + { stake_{ N+1 } vote_{ N+1 } } over { N+1 } = left (N over { N+1 } - 1 right)score_N + { stake_{ N+1 } vote_{ N+1 } } over { N+1 } = {}newline{} = - {1 over { N+1 }} score_N + { stake_{ N+1 } vote_{ N+1 } } over { N+1 } = { stake_{ N+1 } vote_{ N+1 } - score_N } over { N+1 }</annotation>
  </semantics>
</math>
</file>

<file path=Object 3/content.xml><?xml version="1.0" encoding="utf-8"?>
<math xmlns="http://www.w3.org/1998/Math/MathML" display="block">
  <semantics>
    <mrow>
      <msub>
        <mi mathvariant="italic">score</mi>
        <mrow>
          <mi>N</mi>
          <mo stretchy="false">+</mo>
          <mn>1</mn>
        </mrow>
      </msub>
      <mo stretchy="false">=</mo>
      <mrow>
        <msub>
          <mi mathvariant="italic">score</mi>
          <mi>N</mi>
        </msub>
        <mo stretchy="false">+</mo>
        <mfrac>
          <mrow>
            <msub>
              <mi mathvariant="italic">stake</mi>
              <mrow>
                <mi>N</mi>
                <mo stretchy="false">+</mo>
                <mn>1</mn>
              </mrow>
            </msub>
            <mrow>
              <msub>
                <mi mathvariant="italic">vote</mi>
                <mrow>
                  <mi>N</mi>
                  <mo stretchy="false">+</mo>
                  <mn>1</mn>
                </mrow>
              </msub>
              <mo stretchy="false">−</mo>
              <msub>
                <mi mathvariant="italic">score</mi>
                <mi>N</mi>
              </msub>
            </mrow>
          </mrow>
          <mrow>
            <mi>N</mi>
            <mo stretchy="false">+</mo>
            <mn>1</mn>
          </mrow>
        </mfrac>
      </mrow>
    </mrow>
    <annotation encoding="StarMath 5.0">score_{ N+1 } = score_N + { stake_{N+1} vote_{N+1} - score_N } over { N+1 }</annotation>
  </semantics>
</math>
</file>